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17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198a8a"/>
      <style:text-properties fo:color="#ffffff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()=1.2" table:allow-empty-cell="true" table:base-cell-address="Tabelle2.E2"/>
      </table:content-validations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5"/>
        <table:table-column table:style-name="co13" table:default-cell-style-name="Default"/>
        <table:table-column table:style-name="co6" table:default-cell-style-name="ce15"/>
        <table:table-column table:style-name="co14" table:default-cell-style-name="Default"/>
        <table:table-column table:style-name="co6" table:default-cell-style-name="ce15"/>
        <table:table-column table:style-name="co15" table:default-cell-style-name="Default"/>
        <table:table-column table:style-name="co6" table:default-cell-style-name="ce15"/>
        <table:table-column table:style-name="co12" table:default-cell-style-name="Default"/>
        <table:table-column table:style-name="co6" table:default-cell-style-name="ce15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 table:number-columns-spanned="2" table:number-rows-spanned="1">
            <text:p>Patrick Posten</text:p>
          </table:table-cell>
          <table:covered-table-cell table:style-name="ce8"/>
          <table:table-cell table:style-name="ce8" office:value-type="string" table:number-columns-spanned="2" table:number-rows-spanned="1">
            <text:p>Phil Posten</text:p>
          </table:table-cell>
          <table:covered-table-cell table:style-name="ce8"/>
          <table:table-cell table:style-name="ce8" office:value-type="string" table:number-columns-spanned="2" table:number-rows-spanned="1">
            <text:p>Thomas Posten</text:p>
          </table:table-cell>
          <table:covered-table-cell table:style-name="ce8"/>
          <table:table-cell table:style-name="ce8" office:value-type="string" table:number-columns-spanned="2" table:number-rows-spanned="1">
            <text:p>Andre Posten</text:p>
          </table:table-cell>
          <table:covered-table-cell table:style-name="ce8"/>
          <table:table-cell table:style-name="ce8" office:value-type="string" table:number-columns-spanned="2" table:number-rows-spanned="1">
            <text:p>Kolja Posten</text:p>
          </table:table-cell>
          <table:covered-table-cell table:style-name="ce8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content-validation-name="val1" office:value-type="float" office:value="1">
            <text:p>1</text:p>
          </table:table-cell>
          <table:table-cell table:formula="of:=IF([.E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G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I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K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M2]=1;[.$D2]/SUM([.$E2];[.$I2];[.$K2];[.$G2];[.$M2]);0)" office:value-type="currency" office:currency="EUR" office:value="45">
            <text:p>45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office:value-type="float" office:value="1">
            <text:p>1</text:p>
          </table:table-cell>
          <table:table-cell table:formula="of:=IF([.E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G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I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K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M3]=1;[.$D3]/SUM([.$E3];[.$I3];[.$K3];[.$G3];[.$M3]);0)" office:value-type="currency" office:currency="EUR" office:value="12.76">
            <text:p>12,76 €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office:value-type="float" office:value="1">
            <text:p>1</text:p>
          </table:table-cell>
          <table:table-cell table:formula="of:=IF([.E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G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I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K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M4]=1;[.$D4]/SUM([.$E4];[.$I4];[.$K4];[.$G4];[.$M4]);0)" office:value-type="currency" office:currency="EUR" office:value="21.944">
            <text:p>21,94 €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office:value-type="float" office:value="1">
            <text:p>1</text:p>
          </table:table-cell>
          <table:table-cell table:formula="of:=IF([.E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G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I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K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M5]=1;[.$D5]/SUM([.$E5];[.$I5];[.$K5];[.$G5];[.$M5]);0)" office:value-type="currency" office:currency="EUR" office:value="12.782">
            <text:p>12,78 €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office:value-type="float" office:value="1">
            <text:p>1</text:p>
          </table:table-cell>
          <table:table-cell table:formula="of:=IF([.E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G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I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K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M6]=1;[.$D6]/SUM([.$E6];[.$I6];[.$K6];[.$G6];[.$M6]);0)" office:value-type="currency" office:currency="EUR" office:value="1.75">
            <text:p>1,75 €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office:value-type="float" office:value="1">
            <text:p>1</text:p>
          </table:table-cell>
          <table:table-cell table:formula="of:=IF([.E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G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I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K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M7]=1;[.$D7]/SUM([.$E7];[.$I7];[.$K7];[.$G7];[.$M7]);0)" office:value-type="currency" office:currency="EUR" office:value="16.426">
            <text:p>16,43 €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office:value-type="float" office:value="1">
            <text:p>1</text:p>
          </table:table-cell>
          <table:table-cell table:formula="of:=IF([.E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G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I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K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M8]=1;[.$D8]/SUM([.$E8];[.$I8];[.$K8];[.$G8];[.$M8]);0)" office:value-type="currency" office:currency="EUR" office:value="3.576">
            <text:p>3,58 €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office:value-type="float" office:value="1">
            <text:p>1</text:p>
          </table:table-cell>
          <table:table-cell table:formula="of:=IF([.E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G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I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K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M9]=1;[.$D9]/SUM([.$E9];[.$I9];[.$K9];[.$G9];[.$M9]);0)" office:value-type="currency" office:currency="EUR" office:value="2.59">
            <text:p>2,59 €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office:value-type="float" office:value="1">
            <text:p>1</text:p>
          </table:table-cell>
          <table:table-cell table:formula="of:=IF([.E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G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I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K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M10]=1;[.$D10]/SUM([.$E10];[.$I10];[.$K10];[.$G10];[.$M10]);0)" office:value-type="currency" office:currency="EUR" office:value="158.282">
            <text:p>158,28 €</text:p>
          </table:table-cell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office:value-type="float" office:value="1">
            <text:p>1</text:p>
          </table:table-cell>
          <table:table-cell table:formula="of:=IF([.E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G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I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K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M11]=1;[.$D11]/SUM([.$E11];[.$I11];[.$K11];[.$G11];[.$M11]);0)" office:value-type="currency" office:currency="EUR" office:value="44.394">
            <text:p>44,39 €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office:value-type="float" office:value="1">
            <text:p>1</text:p>
          </table:table-cell>
          <table:table-cell table:formula="of:=IF([.E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G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I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K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M12]=1;[.$D12]/SUM([.$E12];[.$I12];[.$K12];[.$G12];[.$M12]);0)" office:value-type="currency" office:currency="EUR" office:value="3.74">
            <text:p>3,74 €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office:value-type="float" office:value="1">
            <text:p>1</text:p>
          </table:table-cell>
          <table:table-cell table:formula="of:=IF([.E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G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I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K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M13]=1;[.$D13]/SUM([.$E13];[.$I13];[.$K13];[.$G13];[.$M13]);0)" office:value-type="currency" office:currency="EUR" office:value="1.496">
            <text:p>1,50 €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office:value-type="float" office:value="1">
            <text:p>1</text:p>
          </table:table-cell>
          <table:table-cell table:formula="of:=IF([.E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G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I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K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M14]=1;[.$D14]/SUM([.$E14];[.$I14];[.$K14];[.$G14];[.$M14]);0)" office:value-type="currency" office:currency="EUR" office:value="1.506">
            <text:p>1,51 €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office:value-type="float" office:value="1">
            <text:p>1</text:p>
          </table:table-cell>
          <table:table-cell table:formula="of:=IF([.E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G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I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K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M15]=1;[.$D15]/SUM([.$E15];[.$I15];[.$K15];[.$G15];[.$M15]);0)" office:value-type="currency" office:currency="EUR" office:value="21.302">
            <text:p>21,30 €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office:value-type="float" office:value="1">
            <text:p>1</text:p>
          </table:table-cell>
          <table:table-cell table:formula="of:=IF([.E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G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I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K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M16]=1;[.$D16]/SUM([.$E16];[.$I16];[.$K16];[.$G16];[.$M16]);0)" office:value-type="currency" office:currency="EUR" office:value="3.27">
            <text:p>3,27 €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office:value-type="float" office:value="1">
            <text:p>1</text:p>
          </table:table-cell>
          <table:table-cell table:formula="of:=IF([.E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G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I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K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M17]=1;[.$D17]/SUM([.$E17];[.$I17];[.$K17];[.$G17];[.$M17]);0)" office:value-type="currency" office:currency="EUR" office:value="1.14">
            <text:p>1,14 €</text:p>
          </table:table-cell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office:value-type="float" office:value="1">
            <text:p>1</text:p>
          </table:table-cell>
          <table:table-cell table:formula="of:=IF([.E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G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I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K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M18]=1;[.$D18]/SUM([.$E18];[.$I18];[.$K18];[.$G18];[.$M18]);0)" office:value-type="currency" office:currency="EUR" office:value="10">
            <text:p>10,00 €</text:p>
          </table:table-cell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office:value-type="float" office:value="1">
            <text:p>1</text:p>
          </table:table-cell>
          <table:table-cell table:formula="of:=IF([.E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G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I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K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M19]=1;[.$D19]/SUM([.$E19];[.$I19];[.$K19];[.$G19];[.$M19]);0)" office:value-type="currency" office:currency="EUR" office:value="4.28">
            <text:p>4,28 €</text:p>
          </table:table-cell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office:value-type="float" office:value="1">
            <text:p>1</text:p>
          </table:table-cell>
          <table:table-cell table:formula="of:=IF([.E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G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I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K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M20]=1;[.$D20]/SUM([.$E20];[.$I20];[.$K20];[.$G20];[.$M20]);0)" office:value-type="currency" office:currency="EUR" office:value="4.29">
            <text:p>4,29 €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office:value-type="float" office:value="1">
            <text:p>1</text:p>
          </table:table-cell>
          <table:table-cell table:formula="of:=IF([.E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G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I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K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M21]=1;[.$D21]/SUM([.$E21];[.$I21];[.$K21];[.$G21];[.$M21]);0)" office:value-type="currency" office:currency="EUR" office:value="4.3">
            <text:p>4,30 €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office:value-type="float" office:value="1">
            <text:p>1</text:p>
          </table:table-cell>
          <table:table-cell table:formula="of:=IF([.E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G22]=1;[.$D22]/SUM([.$E22];[.$I22];[.$K22];[.$G22];[.$M22]);0)" office:value-type="currency" office:currency="EUR" office:value="0.925">
            <text:p>0,93 €</text:p>
          </table:table-cell>
          <table:table-cell office:value-type="float" office:value="0">
            <text:p>0</text:p>
          </table:table-cell>
          <table:table-cell table:formula="of:=IF([.I22]=1;[.$D22]/SUM([.$E22];[.$I22];[.$K22];[.$G22];[.$M2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M22]=1;[.$D22]/SUM([.$E22];[.$I22];[.$K22];[.$G22];[.$M22]);0)" office:value-type="currency" office:currency="EUR" office:value="0.925">
            <text:p>0,93 €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office:value-type="float" office:value="1">
            <text:p>1</text:p>
          </table:table-cell>
          <table:table-cell table:formula="of:=IF([.E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G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I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K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M23]=1;[.$D23]/SUM([.$E23];[.$I23];[.$K23];[.$G23];[.$M23]);0)" office:value-type="currency" office:currency="EUR" office:value="0.63">
            <text:p>0,63 €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office:value-type="float" office:value="1">
            <text:p>1</text:p>
          </table:table-cell>
          <table:table-cell table:formula="of:=IF([.E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G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I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K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M24]=1;[.$D24]/SUM([.$E24];[.$I24];[.$K24];[.$G24];[.$M24]);0)" office:value-type="currency" office:currency="EUR" office:value="2.78">
            <text:p>2,78 €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office:value-type="float" office:value="1">
            <text:p>1</text:p>
          </table:table-cell>
          <table:table-cell table:formula="of:=IF([.E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G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I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K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M25]=1;[.$D25]/SUM([.$E25];[.$I25];[.$K25];[.$G25];[.$M25]);0)" office:value-type="currency" office:currency="EUR" office:value="39.032">
            <text:p>39,03 €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Sandstrahlen</text:p>
          </table:table-cell>
          <table:table-cell table:style-name="ce13" office:value-type="currency" office:currency="EUR" office:value="20">
            <text:p>20,00 €</text:p>
          </table:table-cell>
          <table:table-cell office:value-type="float" office:value="1">
            <text:p>1</text:p>
          </table:table-cell>
          <table:table-cell table:formula="of:=IF([.E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G26]=1;[.$D26]/SUM([.$E26];[.$I26];[.$K26];[.$G26];[.$M26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6]=1;[.$D26]/SUM([.$E26];[.$I26];[.$K26];[.$G26];[.$M26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M26]=1;[.$D26]/SUM([.$E26];[.$I26];[.$K26];[.$G26];[.$M26]);0)" office:value-type="float" office:value="0">
            <text:p>0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office:value-type="float" office:value="1">
            <text:p>1</text:p>
          </table:table-cell>
          <table:table-cell table:formula="of:=IF([.E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G27]=1;[.$D27]/SUM([.$E27];[.$I27];[.$K27];[.$G27];[.$M27]);0)" office:value-type="currency" office:currency="EUR" office:value="27.5">
            <text:p>27,50 €</text:p>
          </table:table-cell>
          <table:table-cell office:value-type="float" office:value="0">
            <text:p>0</text:p>
          </table:table-cell>
          <table:table-cell table:formula="of:=IF([.I27]=1;[.$D27]/SUM([.$E27];[.$I27];[.$K27];[.$G27];[.$M27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M27]=1;[.$D27]/SUM([.$E27];[.$I27];[.$K27];[.$G27];[.$M27]);0)" office:value-type="currency" office:currency="EUR" office:value="27.5">
            <text:p>27,50 €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style-name="ce11" office:value-type="date" office:date-value="2013-03-22">
            <text:p>22.03.13</text:p>
          </table:table-cell>
          <table:table-cell office:value-type="string">
            <text:p>Wasserdichte Stecker </text:p>
          </table:table-cell>
          <table:table-cell table:style-name="ce13" office:value-type="currency" office:currency="EUR" office:value="9.18">
            <text:p>9,18 €</text:p>
          </table:table-cell>
          <table:table-cell office:value-type="float" office:value="1">
            <text:p>1</text:p>
          </table:table-cell>
          <table:table-cell table:formula="of:=IF([.E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G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I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K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M28]=1;[.$D28]/SUM([.$E28];[.$I28];[.$K28];[.$G28];[.$M28]);0)" office:value-type="currency" office:currency="EUR" office:value="1.836">
            <text:p>1,84 €</text:p>
          </table:table-cell>
        </table:table-row>
        <table:table-row table:style-name="ro4">
          <table:table-cell table:formula="of:=[.A28]+1" office:value-type="float" office:value="27">
            <text:p>27</text:p>
          </table:table-cell>
          <table:table-cell table:style-name="ce11" office:value-type="date" office:date-value="2013-01-08">
            <text:p>08.01.13</text:p>
          </table:table-cell>
          <table:table-cell office:value-type="string">
            <text:p>Kosohalter</text:p>
          </table:table-cell>
          <table:table-cell table:style-name="ce13" office:value-type="currency" office:currency="EUR" office:value="34.15">
            <text:p>34,15 €</text:p>
          </table:table-cell>
          <table:table-cell office:value-type="float" office:value="0">
            <text:p>0</text:p>
          </table:table-cell>
          <table:table-cell table:formula="of:=IF([.E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9]=1;[.$D29]/SUM([.$E29];[.$I29];[.$K29];[.$G29];[.$M29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9]=1;[.$D29]/SUM([.$E29];[.$I29];[.$K29];[.$G29];[.$M29]);0)" office:value-type="currency" office:currency="EUR" office:value="17.075">
            <text:p>17,08 €</text:p>
          </table:table-cell>
          <table:table-cell office:value-type="float" office:value="1">
            <text:p>1</text:p>
          </table:table-cell>
          <table:table-cell table:formula="of:=IF([.M29]=1;[.$D29]/SUM([.$E29];[.$I29];[.$K29];[.$G29];[.$M29]);0)" office:value-type="currency" office:currency="EUR" office:value="17.075">
            <text:p>17,08 €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style-name="ce11" office:value-type="string">
            <text:p>??</text:p>
          </table:table-cell>
          <table:table-cell office:value-type="string">
            <text:p>2. Gehäuse</text:p>
          </table:table-cell>
          <table:table-cell table:style-name="ce13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E30]=1;[.$D30]/SUM([.$E30];[.$I30];[.$K30];[.$G30];[.$M30]);0)" office:value-type="currency" office:currency="EUR" office:value="45">
            <text:p>45,00 €</text:p>
          </table:table-cell>
          <table:table-cell office:value-type="float" office:value="0">
            <text:p>0</text:p>
          </table:table-cell>
          <table:table-cell table:formula="of:=IF([.G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0]=1;[.$D30]/SUM([.$E30];[.$I30];[.$K30];[.$G30];[.$M30]);0)" office:value-type="float" office:value="0">
            <text:p>0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number-columns-repeated="2"/>
          <table:table-cell table:style-name="ce13"/>
          <table:table-cell office:value-type="float" office:value="0">
            <text:p>0</text:p>
          </table:table-cell>
          <table:table-cell table:formula="of:=IF([.E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1]=1;[.$D31]/SUM([.$E31];[.$I31];[.$K31];[.$G31];[.$M31]);0)" office:value-type="float" office:value="0">
            <text:p>0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/>
          <table:table-cell office:value-type="string">
            <text:p>Honda Stecker</text:p>
          </table:table-cell>
          <table:table-cell table:style-name="ce13"/>
          <table:table-cell office:value-type="float" office:value="0">
            <text:p>0</text:p>
          </table:table-cell>
          <table:table-cell table:formula="of:=IF([.E32]=1;[.$D32]/SUM([.$E32];[.$I32];[.$K32];[.$G32];[.$M32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32]=1;[.$D32]/SUM([.$E32];[.$I32];[.$K32];[.$G32];[.$M32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2]=1;[.$D32]/SUM([.$E32];[.$I32];[.$K32];[.$G32];[.$M32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2]=1;[.$D32]/SUM([.$E32];[.$I32];[.$K32];[.$G32];[.$M32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2]=1;[.$D32]/SUM([.$E32];[.$I32];[.$K32];[.$G32];[.$M32]);0)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32])" office:value-type="currency" office:currency="EUR" office:value="2308.38">
            <text:p>2.308,38 €</text:p>
          </table:table-cell>
          <table:table-cell table:style-name="ce12"/>
          <table:table-cell table:style-name="ce16" table:formula="of:=SUM([.F2:.F32])" office:value-type="currency" office:currency="EUR" office:value="502.531">
            <text:p>502,53 €</text:p>
          </table:table-cell>
          <table:table-cell table:style-name="ce12"/>
          <table:table-cell table:style-name="ce16" table:formula="of:=SUM([.H2:.H32])" office:value-type="currency" office:currency="EUR" office:value="447.531">
            <text:p>447,53 €</text:p>
          </table:table-cell>
          <table:table-cell table:style-name="ce12"/>
          <table:table-cell table:style-name="ce16" table:formula="of:=SUM([.J2:.J32])" office:value-type="currency" office:currency="EUR" office:value="419.106">
            <text:p>419,11 €</text:p>
          </table:table-cell>
          <table:table-cell table:style-name="ce12"/>
          <table:table-cell table:style-name="ce16" table:formula="of:=SUM([.L2:.L32])" office:value-type="currency" office:currency="EUR" office:value="474.606">
            <text:p>474,61 €</text:p>
          </table:table-cell>
          <table:table-cell table:style-name="ce12"/>
          <table:table-cell table:style-name="ce16" table:formula="of:=SUM([.N2:.N32])" office:value-type="currency" office:currency="EUR" office:value="464.606">
            <text:p>464,61 €</text:p>
          </table:table-cell>
        </table:table-row>
        <table:table-row table:style-name="ro2">
          <table:table-cell table:style-name="ce10" office:value-type="string">
            <text:p>Gezahlt</text:p>
          </table:table-cell>
          <table:table-cell table:style-name="ce10"/>
          <table:table-cell table:style-name="ce12"/>
          <table:table-cell table:style-name="ce14"/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999.99">
            <text:p>999,99 €</text:p>
          </table:table-cell>
        </table:table-row>
        <table:table-row table:style-name="ro2">
          <table:table-cell table:number-columns-repeated="5"/>
          <table:table-cell table:style-name="ce16" table:formula="of:=[.F34]-[.F35]" office:value-type="currency" office:currency="EUR" office:value="252.531">
            <text:p>252,53 €</text:p>
          </table:table-cell>
          <table:table-cell/>
          <table:table-cell table:style-name="ce16" table:formula="of:=[.H34]-[.H35]" office:value-type="currency" office:currency="EUR" office:value="47.5309999999999">
            <text:p>47,53 €</text:p>
          </table:table-cell>
          <table:table-cell/>
          <table:table-cell table:style-name="ce16" table:formula="of:=[.J34]-[.J35]" office:value-type="currency" office:currency="EUR" office:value="19.1059999999999">
            <text:p>19,11 €</text:p>
          </table:table-cell>
          <table:table-cell/>
          <table:table-cell table:style-name="ce16" table:formula="of:=[.L34]-[.L35]" office:value-type="currency" office:currency="EUR" office:value="224.606">
            <text:p>224,61 €</text:p>
          </table:table-cell>
          <table:table-cell/>
          <table:table-cell table:style-name="ce16" table:formula="of:=[.N34]-[.N35]" office:value-type="currency" office:currency="EUR" office:value="-535.384">
            <text:p>-535,38 €</text:p>
          </table:table-cell>
        </table:table-row>
        <table:table-row table:style-name="ro2" table:number-rows-repeated="2">
          <table:table-cell table:number-columns-repeated="8"/>
          <table:table-cell table:style-name="ce18"/>
          <table:table-cell table:number-columns-repeated="5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.00.0000</text:date>, <text:time style:data-style-name="N2" text:time-value="0000-00-00T17:59:1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3-22T18:23:08</dc:date>
    <dc:creator>Kolja Windeler</dc:creator>
    <meta:editing-duration>P1DT11H5M21S</meta:editing-duration>
    <meta:editing-cycles>36</meta:editing-cycles>
    <meta:generator>LibreOffice/3.6$Linux_X86_64 LibreOffice_project/360m1$Build-2</meta:generator>
    <meta:document-statistic meta:table-count="3" meta:cell-count="528" meta:object-count="0"/>
  </office:meta>
</office:document-meta>
</file>